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WebSocketTestServ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mcatWebSocketTestServer.undeploy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mcatWebSocketTestServer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mcatWebSocketTestServ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mcatWebSocketTestServ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TestServ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TestServer.deployConfig( WebApplicationContext wac , Filter ... fil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mcatWebSocketTestServer.createTempDir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